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043cm"/>
          <style:tab-stop style:position="6.985cm"/>
          <style:tab-stop style:position="8.969cm"/>
        </style:tab-stops>
      </style:paragraph-properties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paragraph-properties>
        <style:tab-stops>
          <style:tab-stop style:position="3.043cm"/>
          <style:tab-stop style:position="6.985cm"/>
          <style:tab-stop style:position="8.969cm"/>
        </style:tab-stops>
      </style:paragraph-properties>
      <style:text-properties fo:language="fr" fo:country="F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xl2ala<text:tab/>cape<text:tab/>tous<text:tab/>recoloration constante comme bouffon</text:p>
      <text:p text:style-name="P1">pxl2araba<text:tab/>arbalète légère<text:tab/>tous</text:p>
      <text:p text:style-name="P1">pxl2bow2<text:tab/>arc court +1<text:tab/>tous</text:p>
      <text:p text:style-name="P1">pxl2hab1<text:tab/>cimeterre +1<text:tab/>tous<text:tab/>+1d4 de froid</text:p>
      <text:p text:style-name="P1">pxl2hab1<text:tab/>hallebarde +1<text:tab/>tous</text:p>
      <text:p text:style-name="P1">pxl2hasu<text:tab/>"vraies" bott de phase<text:tab/>tous</text:p>
      <text:p text:style-name="P1">pxl2helm<text:tab/>casque<text:tab/>tous</text:p>
      <text:p text:style-name="P1">pxl2long<text:tab/>épée longue +<text:tab/>tous</text:p>
      <text:p text:style-name="P1">pxl2plat<text:tab/>Arm Plates <text:tab/>tous</text:p>
      <text:p text:style-name="P1">pxl2pla2<text:tab/>Arm Plates complète<text:tab/>tous</text:p>
      <text:p text:style-name="P1">pxl2qara<text:tab/>katana +1<text:tab/>tous<text:tab/>magique +2, compétence épée longue, anime épée longue</text:p>
      <text:p text:style-name="P1">pxl2robe<text:tab/>robe de mage<text:tab/>tous<text:tab/>jds +1</text:p>
      <text:p text:style-name="P1">pxl2shld<text:tab/>écu<text:tab/>tous</text:p>
      <text:p text:style-name="P1">pxl2suls<text:tab/>gourdin<text:tab/>tous<text:tab/>+1d2 éléctrique</text:p>
      <text:p text:style-name="P1"/>
      <text:p text:style-name="P1">pxl2quwe<text:tab/> katana +1<text:tab/><text:tab/>anime épée longu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M51S</meta:editing-duration>
    <meta:editing-cycles>3</meta:editing-cycles>
    <meta:generator>OpenOffice/4.1.7$Win32 OpenOffice.org_project/417m1$Build-9800</meta:generator>
    <dc:date>2022-08-08T19:28:25.60</dc:date>
    <meta:document-statistic meta:table-count="0" meta:image-count="0" meta:object-count="0" meta:page-count="1" meta:paragraph-count="15" meta:word-count="83" meta:character-count="520"/>
    <meta:user-defined meta:name="Info 1"/>
    <meta:user-defined meta:name="Info 2"/>
    <meta:user-defined meta:name="Info 3"/>
    <meta:user-defined meta:name="Info 4"/>
  </office:meta>
</office:document-meta>
</file>